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13F00001B90000018CE7BA7889C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187f" officeooo:paragraph-rsid="004e187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187f" officeooo:paragraph-rsid="0065b73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1910" officeooo:paragraph-rsid="0065b73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1910" officeooo:paragraph-rsid="006785a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1910" officeooo:paragraph-rsid="0067ffd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1910" officeooo:paragraph-rsid="00694c7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1910" officeooo:paragraph-rsid="006a01c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1910" officeooo:paragraph-rsid="006ba22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1910" officeooo:paragraph-rsid="006d5e9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611910" officeooo:paragraph-rsid="006d5e9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611910" officeooo:paragraph-rsid="006dec3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611910" officeooo:paragraph-rsid="006e75b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11910" officeooo:paragraph-rsid="006a01c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11910" officeooo:paragraph-rsid="006d5e9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5b73b" officeooo:paragraph-rsid="0065b73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785a3" officeooo:paragraph-rsid="0065b73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785a3" officeooo:paragraph-rsid="006785a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785a3" officeooo:paragraph-rsid="0067ffd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7ffd0" officeooo:paragraph-rsid="0067ffd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94c74" officeooo:paragraph-rsid="00694c7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94c74" officeooo:paragraph-rsid="006a01c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a01c1" officeooo:paragraph-rsid="006a01c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a226" officeooo:paragraph-rsid="006ba22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d5e98" officeooo:paragraph-rsid="006d5e9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6dec3f" officeooo:paragraph-rsid="006d5e9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6e75b3" officeooo:paragraph-rsid="006e75b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5b73b" officeooo:paragraph-rsid="0065b73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785a3" officeooo:paragraph-rsid="006785a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94c74" officeooo:paragraph-rsid="00694c74" style:font-size-asian="12pt" style:font-style-asian="normal" style:font-weight-asian="normal" style:font-size-complex="12pt" style:font-style-complex="normal" style:font-weight-complex="normal"/>
    </style:style>
    <style:style style:name="P33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per 58%" officeooo:rsid="006785a3"/>
    </style:style>
    <style:style style:name="T3" style:family="text">
      <style:text-properties style:text-position="super 58%" officeooo:rsid="006a01c1"/>
    </style:style>
    <style:style style:name="T4" style:family="text">
      <style:text-properties style:text-position="super 58%" officeooo:rsid="006ba226"/>
    </style:style>
    <style:style style:name="T5" style:family="text">
      <style:text-properties style:text-position="super 58%" officeooo:rsid="006d5e98"/>
    </style:style>
    <style:style style:name="T6" style:family="text">
      <style:text-properties style:text-position="super 58%" officeooo:rsid="006e75b3"/>
    </style:style>
    <style:style style:name="T7" style:family="text">
      <style:text-properties style:text-position="sub 58%" officeooo:rsid="0065b73b"/>
    </style:style>
    <style:style style:name="T8" style:family="text">
      <style:text-properties style:text-position="sub 58%" officeooo:rsid="0067ffd0"/>
    </style:style>
    <style:style style:name="T9" style:family="text">
      <style:text-properties style:text-position="sub 58%" officeooo:rsid="00694c74"/>
    </style:style>
    <style:style style:name="T10" style:family="text">
      <style:text-properties style:text-position="sub 58%" officeooo:rsid="006a01c1"/>
    </style:style>
    <style:style style:name="T11" style:family="text">
      <style:text-properties style:text-position="sub 58%" officeooo:rsid="006ba226"/>
    </style:style>
    <style:style style:name="T12" style:family="text">
      <style:text-properties style:text-position="sub 58%" officeooo:rsid="006d5e98"/>
    </style:style>
    <style:style style:name="T13" style:family="text">
      <style:text-properties style:text-position="sub 58%" officeooo:rsid="006e75b3"/>
    </style:style>
    <style:style style:name="T14" style:family="text">
      <style:text-properties fo:font-weight="bold" officeooo:rsid="00694c74" style:font-weight-asian="bold" style:font-weight-complex="bold"/>
    </style:style>
    <style:style style:name="T15" style:family="text">
      <style:text-properties fo:color="#999999" officeooo:rsid="006785a3"/>
    </style:style>
    <style:style style:name="T16" style:family="text">
      <style:text-properties officeooo:rsid="0065b73b"/>
    </style:style>
    <style:style style:name="T17" style:family="text">
      <style:text-properties officeooo:rsid="006785a3"/>
    </style:style>
    <style:style style:name="T18" style:family="text">
      <style:text-properties officeooo:rsid="0067ffd0"/>
    </style:style>
    <style:style style:name="T19" style:family="text">
      <style:text-properties officeooo:rsid="00694c74"/>
    </style:style>
    <style:style style:name="T20" style:family="text">
      <style:text-properties officeooo:rsid="006a01c1"/>
    </style:style>
    <style:style style:name="T21" style:family="text">
      <style:text-properties officeooo:rsid="006ba226"/>
    </style:style>
    <style:style style:name="T22" style:family="text">
      <style:text-properties officeooo:rsid="006d5e98"/>
    </style:style>
    <style:style style:name="T23" style:family="text">
      <style:text-properties officeooo:rsid="006dec3f"/>
    </style:style>
    <style:style style:name="T24" style:family="text">
      <style:text-properties officeooo:rsid="006e75b3"/>
    </style:style>
    <style:style style:name="T25" style:family="text">
      <style:text-properties officeooo:rsid="006ff355"/>
    </style:style>
    <style:style style:name="T26" style:family="text">
      <style:text-properties officeooo:rsid="0071b7f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marker-start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draw:marker-start="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cm" draw:marker-start="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20<text:span text:style-name="T1">11</text:span>-(<text:span text:style-name="T1">03</text:span>)<text:span text:style-name="T1">mar</text:span>-<text:span text:style-name="T1">24</text:span>: dag <text:span text:style-name="T1">17</text:span></text:h>
      <text:p text:style-name="P2"/>
      <text:p text:style-name="P3">Mer <text:span text:style-name="T16">om permutationer</text:span></text:p>
      <text:p text:style-name="P3"/>
      <text:p text:style-name="P18"><text:tab/>Produkter, inverser</text:p>
      <text:p text:style-name="P18"/>
      <text:p text:style-name="P18"><text:tab/>Permutationsmatriser</text:p>
      <text:p text:style-name="P18"/>
      <text:p text:style-name="P18"><text:tab/>Cayleys sats</text:p>
      <text:p text:style-name="P18"/>
      <text:p text:style-name="P18"><text:tab/>Permutationers ordning</text:p>
      <text:p text:style-name="P18"/>
      <text:p text:style-name="P18"><text:tab/><text:tab/>mgm av cykellängderna</text:p>
      <text:p text:style-name="P18"/>
      <text:p text:style-name="P18"><text:tab/>Konjugering</text:p>
      <text:p text:style-name="P18"/>
      <text:p text:style-name="P4"><text:span text:style-name="T16"><text:tab/><text:tab/>En ekvivalensrelation på S</text:span><text:span text:style-name="T7">n</text:span></text:p>
      <text:p text:style-name="P18"/>
      <text:p text:style-name="P18"><text:tab/><text:tab/>Permutationers typ (cykelstruktur)</text:p>
      <text:p text:style-name="P18"/>
      <text:p text:style-name="P18"><text:tab/>Permutations paritet</text:p>
      <text:p text:style-name="P18"/>
      <text:p text:style-name="P18"><text:tab/><text:tab/>Transpositioner</text:p>
      <text:p text:style-name="P18"/>
      <text:p text:style-name="P4"><text:span text:style-name="T16"><text:tab/><text:tab/></text:span><text:span text:style-name="T16"><draw:frame draw:style-name="fr2" draw:name="Object2" text:anchor-type="as-char" svg:width="6.493cm" svg:height="0.66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8"/>
      <text:p text:style-name="P4"><text:span text:style-name="T16"><text:tab/><text:tab/>Hälften jämna, hälften udda i S</text:span><text:span text:style-name="T7">n</text:span><text:span text:style-name="T16">, n ≥ 2</text:span></text:p>
      <text:p text:style-name="P18"/>
      <text:p text:style-name="P18"><text:tab/><text:tab/>Determinanter</text:p>
      <text:p text:style-name="P18"/>
      <text:p text:style-name="P30">Mer om permutationer idag.</text:p>
      <text:p text:style-name="P18"/>
      <text:p text:style-name="P18"/>
      <text:p text:style-name="P4"><text:span text:style-name="T16">Exempeln från sist<text:tab/>π, σ ∈ S</text:span><text:span text:style-name="T7">b</text:span></text:p>
      <text:p text:style-name="P18"/>
      <text:p text:style-name="P5"><text:span text:style-name="T16"><text:tab/></text:span><text:span text:style-name="T16"><draw:frame draw:style-name="fr2" draw:name="Object1" text:anchor-type="as-char" svg:width="4.697cm" svg:height="1.166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8"/>
      <text:p text:style-name="P18"><text:tab/>Cykelnotation:<text:tab/>(1 4)(2 5 3)(6)</text:p>
      <text:p text:style-name="P18"><draw:line text:anchor-type="paragraph" draw:z-index="3" draw:style-name="gr1" draw:text-style-name="P33" svg:x1="7.749cm" svg:y1="0.041cm" svg:x2="9.919cm" svg:y2="1.02cm"><text:p/></draw:line></text:p>
      <text:p text:style-name="P5"><text:span text:style-name="T16"><text:tab/></text:span><text:span text:style-name="T16"><draw:frame draw:style-name="fr2" draw:name="Object3" text:anchor-type="as-char" svg:width="4.704cm" svg:height="1.16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6"><text:tab/><text:tab/><text:tab/><text:tab/>Inte nödvändig, bara ett element.</text:span></text:p>
      <text:p text:style-name="P18"/>
      <text:p text:style-name="P18"><text:tab/>Cykelnotation:<text:tab/>(1 3 5 4)(2 6)</text:p>
      <text:p text:style-name="P18"/>
      <text:p text:style-name="P5"><text:span text:style-name="T16"><text:tab/></text:span><text:span text:style-name="T16"><draw:frame draw:style-name="fr2" draw:name="Object4" text:anchor-type="as-char" svg:width="9.62cm" svg:height="1.75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8"/>
      <text:p text:style-name="P18"><text:tab/>Oftare (produkt av cykelnotation = cykel):</text:p>
      <text:p text:style-name="P18"/>
      <text:p text:style-name="P5"><text:span text:style-name="T16"><text:tab/><text:tab/></text:span><text:span text:style-name="T17">πσ = (1 4)(2 5 3)(1 3 5 4)(2 6) = (1 2 6 5)(3)(4)</text:span></text:p>
      <text:p text:style-name="P19"><draw:custom-shape text:anchor-type="paragraph" draw:z-index="5" draw:style-name="gr2" draw:text-style-name="P33" svg:width="0.265cm" svg:height="2.274cm" draw:transform="rotate (1.5707963267946) translate (3.72886111111111cm 0.372180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" draw:style-name="gr2" draw:text-style-name="P33" svg:width="0.265cm" svg:height="2.647cm" draw:transform="rotate (1.5707963267946) translate (6.21418055555556cm 0.372180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0"><text:tab/><text:tab/>σπ = (1 3 5 4)(2 6)(1 4)(2 5 3) = (1)(2 4 3 6)(5)</text:p>
      <text:p text:style-name="P20"/>
      <text:p text:style-name="P6"><text:span text:style-name="T17"><text:tab/>och π</text:span><text:span text:style-name="T2">−1</text:span><text:span text:style-name="T17"> = (1 4)(2 3 5)(6)</text:span></text:p>
      <text:p text:style-name="P20"/>
      <text:p text:style-name="P20"/>
      <text:p text:style-name="P20"/>
      <text:p text:style-name="P20"/>
      <text:p text:style-name="P20"/>
      <text:p text:style-name="P20">Skurkarna (texten saknas):</text:p>
      <text:p text:style-name="P20"/>
      <text:p text:style-name="P20"><text:tab/>Låt X = {ä, v, u, t, m} vara de åtalade. Permutationerna π : X → X ges av att</text:p>
      <text:p text:style-name="P20"><text:tab/>π(i) = j betyder att personen i åtalas för brotte som person j “heter”.</text:p>
      <text:p text:style-name="P20"/>
      <text:p text:style-name="P20"><text:tab/>(En permutation (bijektion) enligt förutsättningen: var och en namne till en</text:p>
      <text:p text:style-name="P20"><draw:line text:anchor-type="paragraph" draw:z-index="7" draw:style-name="gr3" draw:text-style-name="P33" svg:x1="14.019cm" svg:y1="0.058cm" svg:x2="12.617cm" svg:y2="0.679cm"><text:p/></draw:line><text:tab/>annans brott)</text:p>
      <text:p text:style-name="P20"><text:tab/><text:tab/><text:tab/><text:tab/><text:tab/>så surjektiv, där med injektiv.</text:p>
      <text:p text:style-name="P20"/>
      <text:p text:style-name="P20"/>
      <text:p text:style-name="P20"><text:tab/>π(i) ≠ i ∀ i ∈ X (enligt text)</text:p>
      <text:p text:style-name="P6"><text:span text:style-name="T17"><text:tab/>Så π har inga 1-cykler, det vill säga kan vara [5], [2 3] </text:span><text:span text:style-name="T15">(men inte [1 4])</text:span><text:span text:style-name="T17">.</text:span></text:p>
      <text:p text:style-name="P20"/>
      <text:p text:style-name="P31"><text:tab/>π(π(π(n))) = m, <text:s text:c="3"/>π(π(π(m))) = v,<text:tab/>så n, m, v i samma cykel, inte en 3-cykel</text:p>
      <text:p text:style-name="P6"><draw:line text:anchor-type="paragraph" draw:z-index="8" draw:style-name="gr3" draw:text-style-name="P33" svg:x1="2.51cm" svg:y1="1.049cm" svg:x2="2.907cm" svg:y2="0.044cm"><text:p/></draw:line><draw:line text:anchor-type="paragraph" draw:z-index="10" draw:style-name="gr3" draw:text-style-name="P33" svg:x1="5.422cm" svg:y1="1.062cm" svg:x2="5.826cm" svg:y2="0.004cm"><text:p/></draw:line><text:span text:style-name="T17"><text:tab/><text:tab/><text:tab/><text:tab/><text:tab/><text:tab/><text:tab/>ty π</text:span><text:span text:style-name="T2">3</text:span><text:span text:style-name="T17">(n) ≠ n, så π har en 5-cykel:</text:span></text:p>
      <text:p text:style-name="P20"/>
      <text:p text:style-name="P7"><draw:circle text:anchor-type="paragraph" draw:z-index="9" draw:style-name="gr4" draw:text-style-name="P33" svg:width="0.511cm" svg:height="0.511cm" svg:x="7.879cm" svg:y="-0.018cm"><text:p/></draw:circle><draw:line text:anchor-type="paragraph" draw:z-index="11" draw:style-name="gr3" draw:text-style-name="P33" svg:x1="9.176cm" svg:y1="0.437cm" svg:x2="9.176cm" svg:y2="1.499cm"><text:p/></draw:line><text:span text:style-name="T17"><text:tab/>(n . . m .), så (n</text:span><text:span text:style-name="T18"> </text:span><text:span text:style-name="T17">v . m .) så (n</text:span><text:span text:style-name="T18"> </text:span><text:span text:style-name="T17">v</text:span><text:span text:style-name="T19"> </text:span><text:span text:style-name="T18"><text:s/></text:span><text:span text:style-name="T17">ä</text:span><text:span text:style-name="T19"> </text:span><text:span text:style-name="T18"><text:s/></text:span><text:span text:style-name="T17">m</text:span><text:span text:style-name="T18"> </text:span><text:span text:style-name="T17">t)</text:span></text:p>
      <text:p text:style-name="P21"/>
      <text:p text:style-name="P21"/>
      <text:p text:style-name="P22"><text:tab/><text:tab/><text:tab/><text:tab/><text:tab/><text:tab/><text:tab/><text:span text:style-name="T25"> <text:s/></text:span>∵ <text:s/>π(t) ≠ m (enligt sista stycket)</text:p>
      <text:p text:style-name="P22"/>
      <text:p text:style-name="P22"/>
      <text:p text:style-name="P22"/>
      <text:p text:style-name="P22"/>
      <text:p text:style-name="P22">Ett sätt till att beskriva permutationer:</text:p>
      <text:p text:style-name="P22"/>
      <text:p text:style-name="P7"><draw:custom-shape text:anchor-type="paragraph" draw:z-index="14" draw:style-name="gr2" draw:text-style-name="P33" svg:width="0.265cm" svg:height="1.059cm" svg:x="8.163cm" svg:y="0.014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8"><text:tab/>π ∈ S</text:span><text:span text:style-name="T8">n</text:span><text:span text:style-name="T18"> motsvarar </text:span><text:span text:style-name="T18"><draw:frame draw:style-name="fr3" draw:name="Object5" text:anchor-type="as-char" svg:y="-0.39cm" svg:width="0.767cm" svg:height="0.857cm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8"> med m</text:span><text:span text:style-name="T8">ij</text:span><text:span text:style-name="T18"> = </text:span><text:span text:style-name="T18"><draw:frame draw:style-name="fr2" draw:name="Object6" text:anchor-type="as-char" svg:width="3.358cm" svg:height="1.06cm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8">.</text:span></text:p>
      <text:p text:style-name="P22"/>
      <text:p text:style-name="P22"/>
      <text:p text:style-name="P7"><draw:custom-shape text:anchor-type="paragraph" draw:z-index="16" draw:style-name="gr2" draw:text-style-name="P33" svg:width="3.218cm" svg:height="4.218cm" svg:x="2.457cm" svg:y="0.316cm"><text:p/><draw:enhanced-geometry svg:viewBox="0 0 21600 21600" draw:glue-points="10800 0 0 10800 10800 21600 21600 10800" draw:path-stretchpoint-x="10800" draw:text-areas="?f8 ?f9 ?f10 ?f11" draw:type="bracket-pair" draw:modifiers="1634.44816053512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line text:anchor-type="paragraph" draw:z-index="17" draw:style-name="gr5" draw:text-style-name="P33" svg:x1="5.843cm" svg:y1="2.168cm" svg:x2="4.494cm" svg:y2="2.168cm"><text:p/></draw:line><draw:line text:anchor-type="paragraph" draw:z-index="18" draw:style-name="gr5" draw:text-style-name="P33" svg:x1="5.87cm" svg:y1="3.702cm" svg:x2="3.171cm" svg:y2="2.718cm"><text:p/></draw:line><text:span text:style-name="T18"><text:tab/></text:span><text:span text:style-name="T18"><draw:frame draw:style-name="fr2" draw:name="Object7" text:anchor-type="as-char" svg:width="6.421cm" svg:height="4.535cm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2"/>
      <text:p text:style-name="P8"><text:span text:style-name="T19"><text:tab/>så </text:span><text:span text:style-name="T14">M</text:span><text:span text:style-name="T9">π</text:span><text:span text:style-name="T19">e</text:span><text:span text:style-name="T9">j</text:span><text:span text:style-name="T19"> = e</text:span><text:span text:style-name="T9">π(j)</text:span><text:span text:style-name="T19"> där e</text:span><text:span text:style-name="T9">k</text:span><text:span text:style-name="T19"> =</text:span></text:p>
      <text:p text:style-name="P22"/>
      <text:p text:style-name="P7"><draw:line text:anchor-type="paragraph" draw:z-index="21" draw:style-name="gr5" draw:text-style-name="P33" svg:x1="3.303cm" svg:y1="1.877cm" svg:x2="2.298cm" svg:y2="1.877cm"><text:p/></draw:line><draw:custom-shape text:anchor-type="paragraph" draw:z-index="20" draw:style-name="gr2" draw:text-style-name="P33" svg:width="0.742cm" svg:height="3.746cm" svg:x="1.822cm" svg:y="0cm"><text:p/>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1634.44816053512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pan text:style-name="T19"><text:tab/></text:span><text:span text:style-name="T18"><draw:frame draw:style-name="fr2" draw:name="Object8" text:anchor-type="as-char" svg:width="3.32cm" svg:height="3.709cm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2"/>
      <text:p text:style-name="P8"><draw:custom-shape text:anchor-type="paragraph" draw:z-index="22" draw:style-name="gr2" draw:text-style-name="P33" svg:width="0.165cm" svg:height="1.167cm" draw:transform="rotate (1.5707963267946) translate (2.21897222222222cm 0.619125cm)"><text:p/><draw:enhanced-geometry svg:viewBox="0 0 21600 21600" draw:glue-points="21600 0 0 10800 21600 21600" draw:text-areas="13800 ?f9 21600 ?f10" draw:type="left-brace" draw:modifiers="1800 11550.453172205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9"><text:tab/>Och </text:span><text:span text:style-name="T14">M</text:span><text:span text:style-name="T9">π</text:span><text:span text:style-name="T14">M</text:span><text:span text:style-name="T9">σ</text:span><text:span text:style-name="T19">e</text:span><text:span text:style-name="T9">j</text:span><text:span text:style-name="T19"> = </text:span><text:span text:style-name="T14">M</text:span><text:span text:style-name="T9">π</text:span><text:span text:style-name="T19">e</text:span><text:span text:style-name="T9">σ(j)</text:span><text:span text:style-name="T19"> = e</text:span><text:span text:style-name="T9">π(σ(j))</text:span><text:span text:style-name="T19"> = e</text:span><text:span text:style-name="T9">(πσ)(j)</text:span><text:span text:style-name="T19"> =</text:span><text:span text:style-name="T14">M</text:span><text:span text:style-name="T9">πσ</text:span><text:span text:style-name="T19">e</text:span><text:span text:style-name="T9">j</text:span><text:span text:style-name="T19"> så </text:span><text:span text:style-name="T14">M</text:span><text:span text:style-name="T9">π</text:span><text:span text:style-name="T14">M</text:span><text:span text:style-name="T9">σ</text:span><text:span text:style-name="T19"> = </text:span><text:span text:style-name="T14">M</text:span><text:span text:style-name="T9">πσ</text:span></text:p>
      <text:p text:style-name="P23"><draw:line text:anchor-type="paragraph" draw:z-index="25" draw:style-name="gr5" draw:text-style-name="P33" svg:x1="2.768cm" svg:y1="1.033cm" svg:x2="2.429cm" svg:y2="0.125cm"><text:p/></draw:line><draw:line text:anchor-type="paragraph" draw:z-index="24" draw:style-name="gr5" draw:text-style-name="P33" svg:x1="3.002cm" svg:y1="1.033cm" svg:x2="3.043cm" svg:y2="0.125cm"><text:p/></draw:line><draw:line text:anchor-type="paragraph" draw:z-index="23" draw:style-name="gr5" draw:text-style-name="P33" svg:x1="4.153cm" svg:y1="1.023cm" svg:x2="3.537cm" svg:y2="0.026cm"><text:p/></draw:line></text:p>
      <text:p text:style-name="P23"/>
      <text:p text:style-name="P23"><text:tab/><text:tab/>n×n<text:tab/>n×1</text:p>
      <text:p text:style-name="P23"/>
      <text:p text:style-name="P8"><text:span text:style-name="T19"><text:tab/>Multiplikation i S</text:span><text:span text:style-name="T9">n</text:span><text:span text:style-name="T19"> motsvarar matrismultiplikation.</text:span></text:p>
      <text:p text:style-name="P23"/>
      <text:p text:style-name="P8"><text:span text:style-name="T19"><text:tab/></text:span><text:span text:style-name="T19"><draw:frame draw:style-name="fr2" draw:name="Object9" text:anchor-type="as-char" svg:width="6.429cm" svg:height="0.72cm" draw:z-index="2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32">Cayleys sats:</text:p>
      <text:p text:style-name="P23"/>
      <text:p text:style-name="P8"><text:span text:style-name="T19"><text:tab/>Varje grupp G är isomorf med en delgrupp till S</text:span><text:span text:style-name="T9">G</text:span><text:span text:style-name="T19">.</text:span></text:p>
      <text:p text:style-name="P23"/>
      <text:p text:style-name="P8"><text:span text:style-name="T19"><text:tab/>Ty:<text:tab/>φ : G → S</text:span><text:span text:style-name="T9">G</text:span><text:span text:style-name="T19"> så att för g, h ∈ G : φ(g)(h) = gh då</text:span></text:p>
      <text:p text:style-name="P23"/>
      <text:p text:style-name="P23"/>
      <text:p text:style-name="P8"><text:span text:style-name="T19"><text:tab/><text:tab/>(φ(g</text:span><text:span text:style-name="T9">1</text:span><text:span text:style-name="T19">) ∘ φ(g</text:span><text:span text:style-name="T9">2</text:span><text:span text:style-name="T19">))(h) = φ(g</text:span><text:span text:style-name="T9">1</text:span><text:span text:style-name="T19">)(φ(g</text:span><text:span text:style-name="T9">2</text:span><text:span text:style-name="T19">)(h)) =</text:span></text:p>
      <text:p text:style-name="P23"/>
      <text:p text:style-name="P8"><text:span text:style-name="T19"><text:tab/><text:tab/>= φ(g</text:span><text:span text:style-name="T9">1</text:span><text:span text:style-name="T19">)(g</text:span><text:span text:style-name="T9">2</text:span><text:span text:style-name="T19">h) = g</text:span><text:span text:style-name="T9">1</text:span><text:span text:style-name="T19">(g</text:span><text:span text:style-name="T9">2</text:span><text:span text:style-name="T19">h) =</text:span></text:p>
      <text:p text:style-name="P23"/>
      <text:p text:style-name="P8"><text:span text:style-name="T19"><text:tab/><text:tab/>= (g</text:span><text:span text:style-name="T9">1</text:span><text:span text:style-name="T19">g</text:span><text:span text:style-name="T9">2</text:span><text:span text:style-name="T19">)(h) = φ(g</text:span><text:span text:style-name="T9">1</text:span><text:span text:style-name="T19">g</text:span><text:span text:style-name="T9">2</text:span><text:span text:style-name="T19">)h<text:tab/>så</text:span></text:p>
      <text:p text:style-name="P23"/>
      <text:p text:style-name="P8"><text:span text:style-name="T19"><text:tab/><text:tab/>φ(g</text:span><text:span text:style-name="T9">1</text:span><text:span text:style-name="T19">) ∘ φ(g</text:span><text:span text:style-name="T9">2</text:span><text:span text:style-name="T19">) = φ(g</text:span><text:span text:style-name="T9">1</text:span><text:span text:style-name="T19">g</text:span><text:span text:style-name="T9">2</text:span><text:span text:style-name="T19">)</text:span></text:p>
      <text:p text:style-name="P23"/>
      <text:p text:style-name="P23"/>
      <text:p text:style-name="P8"><text:span text:style-name="T19"><text:tab/><text:tab/>φ injektiv ty g</text:span><text:span text:style-name="T9">1</text:span><text:span text:style-name="T19">h = g</text:span><text:span text:style-name="T9">2</text:span><text:span text:style-name="T19">h ⇒ g</text:span><text:span text:style-name="T9">1</text:span><text:span text:style-name="T19"> = g</text:span><text:span text:style-name="T9">2</text:span></text:p>
      <text:p text:style-name="P23"/>
      <text:p text:style-name="P23"><text:tab/><text:tab/>så G ≅ φ(G) = {φ(g) | g ∈ G}</text:p>
      <text:p text:style-name="P23"><draw:line text:anchor-type="paragraph" draw:z-index="27" draw:style-name="gr5" draw:text-style-name="P33" svg:x1="4.865cm" svg:y1="1.135cm" svg:x2="3.801cm" svg:y2="0.026cm"><text:p/></draw:line></text:p>
      <text:p text:style-name="P23"/>
      <text:p text:style-name="P23"><text:tab/><text:tab/><text:tab/><text:tab/>Isomorfi, skrivs ibland G ≈ φ(G).</text:p>
      <text:p text:style-name="P24"/>
      <text:p text:style-name="P25"><text:tab/><text:tab/>(Speciellt kan varje ändlig grupp representeras med matriser.)</text:p>
      <text:p text:style-name="P25"/>
      <text:p text:style-name="P25"/>
      <text:p text:style-name="P25"/>
      <text:p text:style-name="P25"/>
      <text:p text:style-name="P25"/>
      <text:p text:style-name="P25"/>
      <text:p text:style-name="P9"><text:span text:style-name="T20">Ordningen för π </text:span><text:span text:style-name="T19">∈</text:span><text:span text:style-name="T20"> S</text:span><text:span text:style-name="T10">n</text:span><text:span text:style-name="T20"> är lätt att se av π:s cykelstruktour.</text:span></text:p>
      <text:p text:style-name="P25"/>
      <text:p text:style-name="P25"/>
      <text:p text:style-name="P9"><text:span text:style-name="T20"><text:tab/>Exempel:<text:tab/>S</text:span><text:span text:style-name="T10">12</text:span><text:span text:style-name="T20"> ∋ π = (1 7 4 11)(2 9 6)(3 5 8 12 10)</text:span></text:p>
      <text:p text:style-name="P25"/>
      <text:p text:style-name="P25"><text:tab/><text:tab/><text:tab/>o(π) = ?</text:p>
      <text:p text:style-name="P25"><draw:line text:anchor-type="paragraph" draw:z-index="28" draw:style-name="gr6" draw:text-style-name="P33" svg:x1="5.339cm" svg:y1="1.222cm" svg:x2="5.339cm" svg:y2="0.273cm"><text:p/></draw:line></text:p>
      <text:p text:style-name="P25"><text:tab/><text:tab/><text:tab/>4, 3, 5 <text:s text:c="2"/>o(π)<text:tab/>I varje cykel skall man gå ett helt antal varv.</text:p>
      <text:p text:style-name="P25"/>
      <text:p text:style-name="P25"><text:tab/><text:tab/><text:tab/>“så”<text:tab/>o(π) = mgm(4, 3, 5) = 60</text:p>
      <text:p text:style-name="P25"/>
      <text:p text:style-name="P15"><text:span text:style-name="T20">Konjugering i S</text:span><text:span text:style-name="T10">n</text:span></text:p>
      <text:p text:style-name="P25"/>
      <text:p text:style-name="P9"><text:span text:style-name="T20"><text:tab/>α, β </text:span><text:span text:style-name="T19">∈</text:span><text:span text:style-name="T20"> S</text:span><text:span text:style-name="T10">n</text:span><text:span text:style-name="T20"> är konjugerade om det finns σ </text:span><text:span text:style-name="T19">∈</text:span><text:span text:style-name="T20"> S</text:span><text:span text:style-name="T10">n</text:span><text:span text:style-name="T20"> så att σασ</text:span><text:span text:style-name="T3">−1</text:span><text:span text:style-name="T20"> = β</text:span></text:p>
      <text:p text:style-name="P25"><text:tab/>(det vill säga σα = βσ).</text:p>
      <text:p text:style-name="P25"/>
      <text:p text:style-name="P9"><text:span text:style-name="T20"><text:tab/>En ekvivalensrelation på S</text:span><text:span text:style-name="T10">n</text:span><text:span text:style-name="T21"> </text:span><text:span text:style-name="T20">(reflexiv, symmetrisk och transitiv).</text:span></text:p>
      <text:p text:style-name="P26"/>
      <text:p text:style-name="P26"><text:tab/>Exempel:</text:p>
      <text:p text:style-name="P26"/>
      <text:p text:style-name="P26"><text:tab/><text:tab/>σ = (1 2 3)(4 5) är konjugerad till β = (1 3)(2 4 5).</text:p>
      <text:p text:style-name="P26"/>
      <text:p text:style-name="P10"><text:span text:style-name="T21"><text:tab/><text:tab/>σ = (1 5 3 4) <text:s/>ger <text:s/>σασ</text:span><text:span text:style-name="T4">−1</text:span><text:span text:style-name="T21"> = (1 5 3 4)(1 2 3)(4 5)(1 4 3 5) = (1 3)(2 4 5)</text:span></text:p>
      <text:p text:style-name="P26"/>
      <text:p text:style-name="P26"/>
      <text:p text:style-name="P26"/>
      <text:p text:style-name="P26"/>
      <text:p text:style-name="P10"><draw:line text:anchor-type="paragraph" draw:z-index="29" draw:style-name="gr5" draw:text-style-name="P33" svg:x1="9.813cm" svg:y1="1.175cm" svg:x2="11.369cm" svg:y2="0.485cm"><text:p/></draw:line><text:span text:style-name="T21">Sats:<text:tab/>α, β </text:span><text:span text:style-name="T19">∈</text:span><text:span text:style-name="T20"> S</text:span><text:span text:style-name="T10">n</text:span><text:span text:style-name="T20"> </text:span><text:span text:style-name="T21">är konjugerande omm de har samma cykelstruktur.</text:span></text:p>
      <text:p text:style-name="P26"/>
      <text:p text:style-name="P26"><text:tab/><text:tab/><text:tab/>Samma antal i-cykler, alla i.</text:p>
      <text:p text:style-name="P26"/>
      <text:p text:style-name="P26"/>
      <text:p text:style-name="P10"><text:span text:style-name="T21"><text:tab/>Ty:<text:tab/>⇒:<text:tab/>Om β = σασ</text:span><text:span text:style-name="T4">−1</text:span><text:span text:style-name="T21"> och α innehåller cykeln (x</text:span><text:span text:style-name="T11">1</text:span><text:span text:style-name="T21"> <text:s/>x</text:span><text:span text:style-name="T11">2</text:span><text:span text:style-name="T21"> <text:s/>… <text:s/>x</text:span><text:span text:style-name="T11">i</text:span><text:span text:style-name="T21">),</text:span></text:p>
      <text:p text:style-name="P10"><text:span text:style-name="T21"><text:tab/><text:tab/><text:tab/>innehåller β cykeln (σ(x</text:span><text:span text:style-name="T11">1</text:span><text:span text:style-name="T21">) <text:s/>σ(x</text:span><text:span text:style-name="T11">2</text:span><text:span text:style-name="T21">) <text:s/>… <text:s/>σ(x</text:span><text:span text:style-name="T11">i</text:span><text:span text:style-name="T21">)).</text:span></text:p>
      <text:p text:style-name="P26"/>
      <text:p text:style-name="P10"><text:span text:style-name="T21"><text:tab/><text:tab/>⇐:<text:tab/>Om (x</text:span><text:span text:style-name="T11">1</text:span><text:span text:style-name="T21"> <text:s/>x</text:span><text:span text:style-name="T11">2</text:span><text:span text:style-name="T21"> <text:s/>… <text:s/>x</text:span><text:span text:style-name="T11">i</text:span><text:span text:style-name="T21">) i α motsvarar (y</text:span><text:span text:style-name="T11">1</text:span><text:span text:style-name="T21"> <text:s/>y</text:span><text:span text:style-name="T11">2</text:span><text:span text:style-name="T21"> <text:s/>… <text:s/>y</text:span><text:span text:style-name="T11">i</text:span><text:span text:style-name="T21">) i β.</text:span></text:p>
      <text:p text:style-name="P26"><draw:line text:anchor-type="paragraph" draw:z-index="30" draw:style-name="gr5" draw:text-style-name="P33" svg:x1="3.674cm" svg:y1="0.99cm" svg:x2="2.716cm" svg:y2="0.053cm"><text:p/></draw:line></text:p>
      <text:p text:style-name="P26"/>
      <text:p text:style-name="P26"><text:tab/><text:tab/><text:tab/>(Samma resonemang åt andra hållet.)</text:p>
      <text:p text:style-name="P26"/>
      <text:p text:style-name="P26"/>
      <text:p text:style-name="P10"><text:span text:style-name="T21"><text:tab/>Så tar vi σ så att σ(x</text:span><text:span text:style-name="T11">1</text:span><text:span text:style-name="T21">) = y</text:span><text:span text:style-name="T11">1</text:span><text:span text:style-name="T21">, σ(x</text:span><text:span text:style-name="T11">2</text:span><text:span text:style-name="T21">) = y</text:span><text:span text:style-name="T11">2</text:span><text:span text:style-name="T21">, …, det ger β = σασ</text:span><text:span text:style-name="T4">−1</text:span><text:span text:style-name="T21">.</text:span></text:p>
      <text:p text:style-name="P26"><draw:frame draw:style-name="fr1" draw:name="graphics1" text:anchor-type="paragraph" svg:x="5.108cm" svg:y="0.688cm" svg:width="7.056cm" svg:height="6.35cm" draw:z-index="31"><draw:image xlink:href="Pictures/2000013F00001B90000018CE7BA7889C.svm" xlink:type="simple" xlink:show="embed" xlink:actuate="onLoad"/></draw:frame></text:p>
      <text:p text:style-name="P16"><text:span text:style-name="T22">Klasser av konjugerade element i S</text:span><text:span text:style-name="T12">n</text:span><text:span text:style-name="T22"> svarar precis mot partitioner av heltalet n.</text:span></text:p>
      <text:p text:style-name="P27"/>
      <text:p text:style-name="P11"><text:span text:style-name="T22">Exempel:<text:tab/>Alla element i S</text:span><text:span text:style-name="T12">5</text:span><text:span text:style-name="T22"> konjugerade med (1 4)(2 5 3)</text:span></text:p>
      <text:p text:style-name="P27"><text:tab/><text:tab/>är de med cykelstruktur [2 3].</text:p>
      <text:p text:style-name="P27"/>
      <text:p text:style-name="P11"><text:span text:style-name="T22">Exempel:<text:tab/></text:span><text:span text:style-name="T22"><draw:frame draw:style-name="fr3" draw:name="Object10" text:anchor-type="as-char" svg:y="-0.453cm" svg:width="2.884cm" svg:height="1.039cm" draw:z-index="32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, så σπ och πσ är konjugerade.</text:span></text:p>
      <text:p text:style-name="P27"/>
      <text:p text:style-name="P27"/>
      <text:p text:style-name="P27"/>
      <text:p text:style-name="P27"/>
      <text:p text:style-name="P27"/>
      <text:p text:style-name="P11"><text:span text:style-name="T22">En grövre uppdelning av S</text:span><text:span text:style-name="T12">n</text:span><text:span text:style-name="T22">: jämna och udda.</text:span></text:p>
      <text:p text:style-name="P27"/>
      <text:p text:style-name="P12"><text:span text:style-name="T22">En transposition: en permutation av typ [1</text:span><text:span text:style-name="T5">n − 2</text:span><text:span text:style-name="T22"> 2]</text:span><text:span text:style-name="T23">, det vill säga (ij) i ≠ j.</text:span></text:p>
      <text:p text:style-name="P28"/>
      <text:p text:style-name="P13"><text:span text:style-name="T23">Om π </text:span><text:span text:style-name="T19">∈</text:span><text:span text:style-name="T20"> S</text:span><text:span text:style-name="T10">n</text:span><text:span text:style-name="T20"> </text:span><text:span text:style-name="T23">så finns transpositioner τ</text:span><text:span text:style-name="T13">1</text:span><text:span text:style-name="T24">, …, τ</text:span><text:span text:style-name="T13">r</text:span><text:span text:style-name="T24"> så att π = τ</text:span><text:span text:style-name="T13">r</text:span><text:span text:style-name="T24"> τ</text:span><text:span text:style-name="T13">r' 1</text:span><text:span text:style-name="T24"> … τ</text:span><text:span text:style-name="T13">2</text:span><text:span text:style-name="T24"> τ</text:span><text:span text:style-name="T13">1</text:span></text:p>
      <text:p text:style-name="P14"><text:span text:style-name="T24">ty (x</text:span><text:span text:style-name="T13">1</text:span><text:span text:style-name="T24"> x</text:span><text:span text:style-name="T13">2</text:span><text:span text:style-name="T24"> … x</text:span><text:span text:style-name="T13">k</text:span><text:span text:style-name="T24">) = (x</text:span><text:span text:style-name="T13">1</text:span><text:span text:style-name="T24"> x</text:span><text:span text:style-name="T13">k</text:span><text:span text:style-name="T24">)(x</text:span><text:span text:style-name="T13">1</text:span><text:span text:style-name="T24"> x</text:span><text:span text:style-name="T13">k − 1</text:span><text:span text:style-name="T24">)…(x</text:span><text:span text:style-name="T13">1</text:span><text:span text:style-name="T24"> x</text:span><text:span text:style-name="T13">2</text:span><text:span text:style-name="T24">).</text:span></text:p>
      <text:p text:style-name="P29"/>
      <text:p text:style-name="P14"><text:span text:style-name="T24">π är en jämn/udda permutation om r är jämnt/udda då π = τ</text:span><text:span text:style-name="T13">r</text:span><text:span text:style-name="T24"> τ</text:span><text:span text:style-name="T13">r − 1</text:span><text:span text:style-name="T24"> … τ</text:span><text:span text:style-name="T13">1</text:span><text:span text:style-name="T24">;</text:span></text:p>
      <text:p text:style-name="P14"><text:span text:style-name="T24">sgn π = (−1)</text:span><text:span text:style-name="T6">r</text:span><text:span text:style-name="T24">.</text:span></text:p>
      <text:p text:style-name="P29"/>
      <text:p text:style-name="P29"/>
      <text:p text:style-name="P29"/>
      <text:p text:style-name="P29"/>
      <text:p text:style-name="P29">Sats:</text:p>
      <text:p text:style-name="P14"><text:span text:style-name="T24"><text:tab/>Om π </text:span><text:span text:style-name="T19">∈</text:span><text:span text:style-name="T20"> S</text:span><text:span text:style-name="T10">n</text:span><text:span text:style-name="T24">, π = τ</text:span><text:span text:style-name="T13">r</text:span><text:span text:style-name="T24"> τ</text:span><text:span text:style-name="T13">r − 1</text:span><text:span text:style-name="T24"> … τ</text:span><text:span text:style-name="T13">1</text:span><text:span text:style-name="T24"> = <text:s/>τ'</text:span><text:span text:style-name="T13">r</text:span><text:span text:style-name="T24"> … τ'</text:span><text:span text:style-name="T13">1</text:span><text:span text:style-name="T24"><text:tab/>(τ</text:span><text:span text:style-name="T13">i</text:span><text:span text:style-name="T24">, τ'</text:span><text:span text:style-name="T13">i</text:span><text:span text:style-name="T24"> <text:s/>transpositioner)</text:span></text:p>
      <text:p text:style-name="P29"><text:tab/>så har r och r' samma paritet. (Båda jämna eller båda udda.)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4-19T05:23:22</dc:date>
    <dc:creator>Mattias </dc:creator>
    <meta:editing-duration>PT53H14M47S</meta:editing-duration>
    <meta:editing-cycles>63</meta:editing-cycles>
    <meta:generator>OpenOffice.org/3.2$Unix OpenOffice.org_project/320m19$Build-9505</meta:generator>
    <meta:document-statistic meta:table-count="0" meta:image-count="1" meta:object-count="10" meta:page-count="6" meta:paragraph-count="90" meta:word-count="720" meta:character-count="3445"/>
  </office:meta>
</office:document-meta>
</file>

<file path=Object 1/content.xml><?xml version="1.0" encoding="utf-8"?>
<math xmlns="http://www.w3.org/1998/Math/MathML">
  <semantics>
    <mrow>
      <mi mathvariant="normal">π</mi>
      <mrow>
        <mi/>
        <mi mathvariant="normal">=</mi>
        <mi/>
      </mrow>
      <mfenced open="" close=""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  <mtd>
              <mn>5</mn>
            </mtd>
            <mtd>
              <mn>6</mn>
            </mtd>
          </mtr>
          <mtr>
            <mtd>
              <mn>4</mn>
            </mtd>
            <mtd>
              <mn>5</mn>
            </mtd>
            <mtd>
              <mn>2</mn>
            </mtd>
            <mtd>
              <mn>1</mn>
            </mtd>
            <mtd>
              <mn>3</mn>
            </mtd>
            <mtd>
              <mn>6</mn>
            </mtd>
          </mtr>
        </mtable>
      </mfenced>
    </mrow>
    <annotation encoding="StarMath 5.0">π `=` left ( matrix{1 # 2 # 3 # 4 # 5 # 6 ## 4 # 5 # 2 # 1 # 3 # 6} right )</annotation>
  </semantics>
</math>
</file>

<file path=Object 10/content.xml><?xml version="1.0" encoding="utf-8"?>
<math xmlns="http://www.w3.org/1998/Math/MathML">
  <semantics>
    <mrow>
      <munder>
        <munder>
          <mi>σπ</mi>
          <mo stretchy="false"></mo>
        </munder>
        <mi mathvariant="normal">β</mi>
      </munder>
      <mrow>
        <mi/>
        <mi mathvariant="normal">=</mi>
        <mi/>
      </mrow>
      <mi mathvariant="normal">σ</mi>
      <munder>
        <munder>
          <mrow>
            <mo stretchy="false">(</mo>
            <mi>πσ</mi>
            <mo stretchy="false">)</mo>
          </mrow>
          <mo stretchy="false"></mo>
        </munder>
        <mi mathvariant="normal">α</mi>
      </munder>
      <msup>
        <mi mathvariant="normal">σ</mi>
        <mrow>
          <mi mathvariant="normal">−</mi>
          <mn>1</mn>
        </mrow>
      </msup>
    </mrow>
    <annotation encoding="StarMath 5.0">{{σπ} underbrace β} `=` σ{{(πσ)} underbrace α}σ^{-1}</annotation>
  </semantics>
</math>
</file>

<file path=Object 2/content.xml><?xml version="1.0" encoding="utf-8"?>
<math xmlns="http://www.w3.org/1998/Math/MathML">
  <semantics>
    <mrow>
      <mi>sgn</mi>
      <mi/>
      <mi mathvariant="normal">π</mi>
      <mrow>
        <mi/>
        <mi mathvariant="normal">=</mi>
        <mi/>
      </mrow>
      <msup>
        <mrow>
          <mo stretchy="false">(</mo>
          <mrow>
            <mi mathvariant="normal">−</mi>
            <mn>1</mn>
          </mrow>
          <mo stretchy="false">)</mo>
        </mrow>
        <mrow>
          <msub>
            <mi mathvariant="normal">α</mi>
            <mstyle mathsize="150%">
              <mrow>
                <mn>2</mn>
              </mrow>
            </mstyle>
          </msub>
          <mrow>
            <mi/>
            <mo stretchy="false">+</mo>
            <mi/>
          </mrow>
          <msub>
            <mi mathvariant="normal">α</mi>
            <mstyle mathsize="150%">
              <mrow>
                <mn>4</mn>
              </mrow>
            </mstyle>
          </msub>
          <mrow>
            <mi/>
            <mo stretchy="false">+</mo>
            <mi/>
          </mrow>
          <mi mathvariant="normal">…</mi>
        </mrow>
      </msup>
      <mrow>
        <mi/>
        <mi mathvariant="normal">=</mi>
        <mi/>
      </mrow>
      <msup>
        <mrow>
          <mo stretchy="false">(</mo>
          <mrow>
            <mi mathvariant="normal">−</mi>
            <mn>1</mn>
          </mrow>
          <mo stretchy="false">)</mo>
        </mrow>
        <mrow>
          <mi mathvariant="normal">n</mi>
          <mrow>
            <mi/>
            <mi mathvariant="normal">−</mi>
            <mi/>
          </mrow>
          <mi mathvariant="normal">c</mi>
          <mrow>
            <mo stretchy="false">(</mo>
            <mi mathvariant="normal">π</mi>
            <mo stretchy="false">)</mo>
          </mrow>
        </mrow>
      </msup>
    </mrow>
    <annotation encoding="StarMath 5.0">sgn` π `=` (-1)^{α_{size *1.5 2} `+` α_{size *1.5 4} `+` …} `=` (-1)^{n `-` c(π)}</annotation>
  </semantics>
</math>
</file>

<file path=Object 3/content.xml><?xml version="1.0" encoding="utf-8"?>
<math xmlns="http://www.w3.org/1998/Math/MathML">
  <semantics>
    <mrow>
      <mi mathvariant="normal">σ</mi>
      <mrow>
        <mi/>
        <mi mathvariant="normal">=</mi>
        <mi/>
      </mrow>
      <mfenced open="" close=""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  <mtd>
              <mn>5</mn>
            </mtd>
            <mtd>
              <mn>6</mn>
            </mtd>
          </mtr>
          <mtr>
            <mtd>
              <mn>3</mn>
            </mtd>
            <mtd>
              <mn>6</mn>
            </mtd>
            <mtd>
              <mn>5</mn>
            </mtd>
            <mtd>
              <mn>1</mn>
            </mtd>
            <mtd>
              <mn>4</mn>
            </mtd>
            <mtd>
              <mn>2</mn>
            </mtd>
          </mtr>
        </mtable>
      </mfenced>
    </mrow>
    <annotation encoding="StarMath 5.0">σ `=` left ( matrix{1 # 2 # 3 # 4 # 5 # 6 ## 3 # 6 # 5 # 1 # 4 # 2} right )</annotation>
  </semantics>
</math>
</file>

<file path=Object 4/content.xml><?xml version="1.0" encoding="utf-8"?>
<math xmlns="http://www.w3.org/1998/Math/MathML">
  <semantics>
    <mrow>
      <mi>πσ</mi>
      <mrow>
        <mi/>
        <mi mathvariant="normal">=</mi>
        <mi/>
      </mrow>
      <mfenced open="" close=""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  <mtd>
              <mn>5</mn>
            </mtd>
            <mtd>
              <mn>6</mn>
            </mtd>
          </mtr>
          <mtr>
            <mtd>
              <mn>3</mn>
            </mtd>
            <mtd>
              <mn>6</mn>
            </mtd>
            <mtd>
              <mn>5</mn>
            </mtd>
            <mtd>
              <mn>1</mn>
            </mtd>
            <mtd>
              <mn>4</mn>
            </mtd>
            <mtd>
              <mn>2</mn>
            </mtd>
          </mtr>
          <mtr>
            <mtd>
              <mn>2</mn>
            </mtd>
            <mtd>
              <mn>6</mn>
            </mtd>
            <mtd>
              <mn>3</mn>
            </mtd>
            <mtd>
              <mn>4</mn>
            </mtd>
            <mtd>
              <mn>1</mn>
            </mtd>
            <mtd>
              <mn>5</mn>
            </mtd>
          </mtr>
        </mtable>
      </mfenced>
      <mtable>
        <mtr>
          <mtd>
            <mi mathvariant="normal">σ</mi>
          </mtd>
        </mtr>
        <mtr>
          <mtd>
            <mi mathvariant="normal">π</mi>
          </mtd>
        </mtr>
      </mtable>
      <mrow>
        <mi/>
        <mi mathvariant="normal">=</mi>
        <mi/>
      </mrow>
      <mfenced open="" close=""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  <mtd>
              <mn>5</mn>
            </mtd>
            <mtd>
              <mn>6</mn>
            </mtd>
          </mtr>
          <mtr>
            <mtd>
              <mn>2</mn>
            </mtd>
            <mtd>
              <mn>6</mn>
            </mtd>
            <mtd>
              <mn>3</mn>
            </mtd>
            <mtd>
              <mn>4</mn>
            </mtd>
            <mtd>
              <mn>1</mn>
            </mtd>
            <mtd>
              <mn>5</mn>
            </mtd>
          </mtr>
        </mtable>
      </mfenced>
    </mrow>
    <annotation encoding="StarMath 5.0">πσ `=` left ( matrix{1 # 2 # 3 # 4 # 5 # 6 ## 3 # 6 # 5 # 1 # 4 # 2 ## 2 # 6 # 3 # 4 # 1 # 5} right ) stack{σ # π} `=` left ( matrix{1 # 2 # 3 # 4 # 5 # 6 ## 2 # 6 # 3 # 4 # 1 # 5} right )</annotation>
  </semantics>
</math>
</file>

<file path=Object 5/content.xml><?xml version="1.0" encoding="utf-8"?>
<math xmlns="http://www.w3.org/1998/Math/MathML">
  <semantics>
    <munder>
      <msub>
        <mstyle mathvariant="bold">
          <mrow>
            <mi mathvariant="normal">M</mi>
          </mrow>
        </mstyle>
        <mi mathvariant="normal">π</mi>
      </msub>
      <mrow>
        <mi mathvariant="normal">n</mi>
        <mi/>
        <mi mathvariant="normal">×</mi>
        <mi/>
        <mi mathvariant="normal">n</mi>
      </mrow>
    </munder>
    <annotation encoding="StarMath 5.0">{{bold M}_π} csub {n`×`n}</annotation>
  </semantics>
</math>
</file>

<file path=Object 6/content.xml><?xml version="1.0" encoding="utf-8"?>
<math xmlns="http://www.w3.org/1998/Math/MathML">
  <semantics>
    <mrow>
      <mi/>
      <mtable>
        <mtr>
          <mtd>
            <mn>1</mn>
          </mtd>
          <mtd>
            <mtext>om π(j) = i</mtext>
          </mtd>
        </mtr>
        <mtr>
          <mtd>
            <mn>0</mn>
          </mtd>
          <mtd>
            <mtext>annars</mtext>
          </mtd>
        </mtr>
      </mtable>
    </mrow>
    <annotation encoding="StarMath 5.0">~~ matrix{1 # alignl "om π(j) = i" ## 0 # alignl "annars"}</annotation>
  </semantics>
</math>
</file>

<file path=Object 7/content.xml><?xml version="1.0" encoding="utf-8"?>
<math xmlns="http://www.w3.org/1998/Math/MathML">
  <semantics>
    <mrow>
      <msub>
        <mstyle mathvariant="bold">
          <mrow>
            <mi mathvariant="normal">M</mi>
          </mrow>
        </mstyle>
        <mi mathvariant="normal">π</mi>
      </msub>
      <mrow>
        <mi/>
        <mi mathvariant="normal">=</mi>
        <mi/>
      </mrow>
      <mover>
        <mtable>
          <mtr>
            <mtd>
              <mn>0</mn>
            </mtd>
            <mtd>
              <mi/>
            </mtd>
            <mtd>
              <mn>0</mn>
            </mtd>
            <mtd>
              <mi/>
            </mtd>
            <mtd>
              <mi/>
            </mtd>
          </mtr>
          <mtr>
            <mtd>
              <mn>0</mn>
            </mtd>
            <mtd>
              <mi/>
            </mtd>
            <mtd>
              <mi mathvariant="normal">⋮</mi>
            </mtd>
            <mtd>
              <mi/>
            </mtd>
            <mtd>
              <mi/>
            </mtd>
          </mtr>
          <mtr>
            <mtd>
              <mi mathvariant="normal">⋮</mi>
            </mtd>
            <mtd>
              <mi/>
            </mtd>
            <mtd>
              <mn>0</mn>
            </mtd>
            <mtd>
              <mi/>
            </mtd>
            <mtd>
              <mi/>
            </mtd>
          </mtr>
          <mtr>
            <mtd>
              <mn>0</mn>
            </mtd>
            <mtd>
              <mo stretchy="false">…</mo>
            </mtd>
            <mtd>
              <mn>1</mn>
            </mtd>
            <mtd>
              <mi/>
            </mtd>
            <mtd>
              <mi/>
            </mtd>
          </mtr>
          <mtr>
            <mtd>
              <mn>1</mn>
            </mtd>
            <mtd>
              <mi/>
            </mtd>
            <mtd>
              <mn>0</mn>
            </mtd>
            <mtd>
              <mi/>
            </mtd>
            <mtd>
              <mi/>
            </mtd>
          </mtr>
          <mtr>
            <mtd>
              <mn>0</mn>
            </mtd>
            <mtd>
              <mi/>
            </mtd>
            <mtd>
              <mi mathvariant="normal">⋮</mi>
            </mtd>
            <mtd>
              <mi/>
            </mtd>
            <mtd>
              <mi/>
            </mtd>
          </mtr>
          <mtr>
            <mtd>
              <mi mathvariant="normal">⋮</mi>
            </mtd>
            <mtd>
              <mi/>
            </mtd>
            <mtd>
              <mi/>
            </mtd>
            <mtd>
              <mi/>
            </mtd>
            <mtd>
              <mi/>
            </mtd>
          </mtr>
          <mtr>
            <mtd>
              <mn>0</mn>
            </mtd>
            <mtd>
              <mi/>
            </mtd>
            <mtd>
              <mi/>
            </mtd>
            <mtd>
              <mi/>
            </mtd>
            <mtd>
              <mi/>
            </mtd>
          </mtr>
        </mtable>
        <mtext>kolonn j</mtext>
      </mover>
      <mi/>
      <mtable>
        <mtr>
          <mtd>
            <mtext/>
          </mtd>
        </mtr>
        <mtr>
          <mtd>
            <mtext/>
          </mtd>
        </mtr>
        <mtr>
          <mtd>
            <mtext/>
          </mtd>
        </mtr>
        <mtr>
          <mtd>
            <mtext>rad π(j)</mtext>
          </mtd>
        </mtr>
        <mtr>
          <mtd>
            <mtext/>
          </mtd>
        </mtr>
        <mtr>
          <mtd>
            <mtext/>
          </mtd>
        </mtr>
        <mtr>
          <mtd>
            <mtext>rad π(i)</mtext>
          </mtd>
        </mtr>
        <mtr>
          <mtd>
            <mtext/>
          </mtd>
        </mtr>
      </mtable>
    </mrow>
    <annotation encoding="StarMath 5.0">{bold M}_π `=` ~~ matrix{

0 # ~~ # 0 # ~~ # ~ ##
0 # ~~ # dotsvert # ~~ # ~ ##
dotsvert # ~~ # 0 # ~~ # ~ ##
0 # dotslow # 1 # ~~ # ~ ##
1 # ~~ # 0 # ~~ # ~ ##
0 # ~~ # dotsvert # ~~ # ~ ##
dotsvert # ~~ # ~ # ~~ # ~ ##
0 # ~~ # ~ # ~~ # ~

} csup "kolonn j" ~~

matrix{

"" ##
"" ##
"" ##
"rad π(j)" ##
"" ##
"" ##
"rad π(i)" ##
""

}</annotation>
  </semantics>
</math>
</file>

<file path=Object 8/content.xml><?xml version="1.0" encoding="utf-8"?>
<math xmlns="http://www.w3.org/1998/Math/MathML">
  <semantics>
    <mrow>
      <mrow>
        <mtext/>
        <mi mathvariant="normal">=</mi>
        <mi/>
      </mrow>
      <mtable>
        <mtr>
          <mtd>
            <mn>0</mn>
          </mtd>
        </mtr>
        <mtr>
          <mtd>
            <mi mathvariant="normal">⋮</mi>
          </mtd>
        </mtr>
        <mtr>
          <mtd>
            <mn>0</mn>
          </mtd>
        </mtr>
        <mtr>
          <mtd>
            <mn>1</mn>
          </mtd>
        </mtr>
        <mtr>
          <mtd>
            <mn>0</mn>
          </mtd>
        </mtr>
        <mtr>
          <mtd>
            <mi mathvariant="normal">⋮</mi>
          </mtd>
        </mtr>
        <mtr>
          <mtd>
            <mn>0</mn>
          </mtd>
        </mtr>
      </mtable>
      <mi/>
      <mtext>rad k</mtext>
    </mrow>
    <annotation encoding="StarMath 5.0">""=` ~~ matrix{

0 ##
dotsvert ##
0 ##
1 ##
0 ##
dotsvert ##
0

} ~~~~~~ "rad k"</annotation>
  </semantics>
</math>
</file>

<file path=Object 9/content.xml><?xml version="1.0" encoding="utf-8"?>
<math xmlns="http://www.w3.org/1998/Math/MathML">
  <semantics>
    <mrow>
      <msubsup>
        <mstyle mathvariant="bold">
          <mrow>
            <mi mathvariant="normal">M</mi>
          </mrow>
        </mstyle>
        <mi mathvariant="normal">π</mi>
        <mi mathvariant="normal">t</mi>
      </msubsup>
      <mrow>
        <mi/>
        <mi mathvariant="normal">=</mi>
        <mi/>
      </mrow>
      <msubsup>
        <mstyle mathvariant="bold">
          <mrow>
            <mi mathvariant="normal">M</mi>
          </mrow>
        </mstyle>
        <mi mathvariant="normal">π</mi>
        <mrow>
          <mi mathvariant="normal">−</mi>
          <mn>1</mn>
        </mrow>
      </msubsup>
      <mi/>
      <mstyle mathsize="75%">
        <mrow>
          <mrow>
            <mo stretchy="false">(</mo>
            <mtext>ortogonal matris</mtext>
            <mo stretchy="false">)</mo>
          </mrow>
        </mrow>
      </mstyle>
      <mrow>
        <mi/>
        <mi mathvariant="normal">=</mi>
        <mi/>
      </mrow>
      <msub>
        <mstyle mathvariant="bold">
          <mrow>
            <mi mathvariant="normal">M</mi>
          </mrow>
        </mstyle>
        <msup>
          <mi mathvariant="normal">π</mi>
          <mstyle mathsize="150%">
            <mrow>
              <mrow>
                <mi mathvariant="normal">−</mi>
                <mn>1</mn>
              </mrow>
            </mrow>
          </mstyle>
        </msup>
      </msub>
    </mrow>
    <annotation encoding="StarMath 5.0">{bold M} sub π sup t `=` {bold M} sub π sup {-1} ``{size *0.75 {("ortogonal matris")}}` `=` {bold M}_{π^{size *1.5 {-1}}}</annotation>
  </semantics>
</math>
</file>